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400000108ED442ADB.png" manifest:media-type="image/png"/>
  <manifest:file-entry manifest:full-path="Pictures/10000001000001740000010879EEDB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cm" svg:height="6.536cm" svg:x="0.567cm" svg:y="0.529cm">
          <draw:image xlink:href="Pictures/10000001000001740000010879EEDB6A.png" xlink:type="simple" xlink:show="embed" xlink:actuate="onLoad" draw:mime-type="image/png">
            <text:p/>
          </draw:image>
        </draw:frame>
        <draw:frame draw:style-name="gr1" draw:text-style-name="P1" draw:layer="layout" svg:width="9.842cm" svg:height="6.984cm" svg:x="11.152cm" svg:y="0cm">
          <draw:image xlink:href="Pictures/100000010000017400000108ED442ADB.png" xlink:type="simple" xlink:show="embed" xlink:actuate="onLoad" draw:mime-type="image/png">
            <text:p/>
          </draw:image>
        </draw:frame>
        <draw:frame draw:style-name="gr2" draw:text-style-name="P3" draw:layer="layout" svg:width="1.277cm" svg:height="0.962cm" svg:x="1.647cm" svg:y="6.425cm">
          <draw:text-box>
            <text:p text:style-name="P2">SJ</text:p>
          </draw:text-box>
        </draw:frame>
        <draw:frame draw:style-name="gr2" draw:text-style-name="P3" draw:layer="layout" svg:width="1.501cm" svg:height="0.962cm" svg:x="11.69cm" svg:y="6.182cm">
          <draw:text-box>
            <text:p text:style-name="P2">SJ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5:37:14.730353049</meta:creation-date>
    <dc:date>2024-10-21T15:43:16.694093697</dc:date>
    <meta:editing-duration>PT6M2S</meta:editing-duration>
    <meta:editing-cycles>2</meta:editing-cycles>
    <meta:generator>LibreOffice/7.6.7.2$Linux_X86_64 LibreOffice_project/60$Build-2</meta:generator>
    <meta:print-date>2024-10-21T15:40:28.765843704</meta:print-date>
    <meta:printed-by>PDF files</meta:printed-by>
    <meta:document-statistic meta:object-count="4"/>
  </office:meta>
</office:document-meta>
</file>